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6-22_14-30-43_00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7" office:value-type="string">
            <text:p>2023-06-22_09-08-32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6-22_02-36-07_000.jpg</text:p>
          </table:table-cell>
          <table:table-cell table:style-name="ce26" office:value-type="string">
            <text:p>:m :PHOTO 寝た時刻 / 2023 / オナニー、未了、duration=50m?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50m?時間ぐらい,other=~">
            <text:p>:m :PHOTO 寝た時刻 / 2023 / オナニー、未了、duration=50m?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6-22_14-32-23_000.jpg</text:p>
          </table:table-cell>
          <table:table-cell table:style-name="ce26" office:value-type="string">
            <text:p>:m #*# RES / free# S87DP9 記事読み / id~browser~media~machine=0MY6[ゼロ~yan~ya-chungang~DT / theme=韓国；日本；原子力関係機関；廃棄物処理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free# S87DP9 記事読み / id~browser~media~machine=0MY6[ゼロ~yan~ya-chungang~DT / theme=韓国；日本；原子力関係機関；廃棄物処理,content=~,w=~ / genre=~ / other=~">
            <text:p>:m #*# RES / free# S87DP9 記事読み / id~browser~media~machine=0MY6[ゼロ~yan~ya-chungang~DT / theme=韓国；日本；原子力関係機関；廃棄物処理,content=~,w=~ / genre=~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string">
            <text:p>2023-06-22_11-47-45_000.jpg</text:p>
          </table:table-cell>
          <table:table-cell table:style-name="ce26" office:value-type="string">
            <text:p>:m 1*2 RES / JVEMV6 64#293_nihonkyooto_yamamoto / 『日本教徒』 著者=山本七平,校注=~ / p.61 / w=受恩の義務；施恩；罪；科[とが,topic=~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2 RES / JVEMV6 64#293_nihonkyooto_yamamoto / 『日本教徒』 著者=山本七平,校注=~ / p.61 / w=受恩の義務；施恩；罪；科[とが,topic=~,publisher=~,other=">
            <text:p>:m 1*2 RES / JVEMV6 64#293_nihonkyooto_yamamoto / 『日本教徒』 著者=山本七平,校注=~ / p.61 / w=受恩の義務；施恩；罪；科[とが,topic=~,publisher=~,other=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0" office:value-type="string">
            <text:p>2023-06-22_16-51-58_000.jpg</text:p>
          </table:table-cell>
          <table:table-cell table:style-name="ce26" office:value-type="string">
            <text:p>:m 1*2 RES / JVEMV6 64#301_seidenki_teii / 『静電気のＡＢＣ』 著者=堤井信力[ていいしんりき],校注=~ / p.16 / w=ベータ崩壊；仕事関数,topic=~,publisher=~,other=q+:q-id.L1X3(nowa):落雷。なぜ光るのか；calc+:電子ボルト：電子の速度。最終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2 RES / JVEMV6 64#301_seidenki_teii / 『静電気のＡＢＣ』 著者=堤井信力[ていいしんりき],校注=~ / p.16 / w=ベータ崩壊；仕事関数,topic=~,publisher=~,other=q+:q-id.L1X3(nowa):落雷。なぜ光るのか；calc+:電子ボルト：電子の速度。最終の。">
            <text:p>:m 1*2 RES / JVEMV6 64#301_seidenki_teii / 『静電気のＡＢＣ』 著者=堤井信力[ていいしんりき],校注=~ / p.16 / w=ベータ崩壊；仕事関数,topic=~,publisher=~,other=q+:q-id.L1X3(nowa):落雷。なぜ光るのか；calc+:電子ボルト：電子の速度。最終の。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8" office:value-type="string">
            <text:p>2023-06-22_11-48-02_000.jpg</text:p>
          </table:table-cell>
          <table:table-cell table:style-name="ce26" office:value-type="string">
            <text:p>:m 2*2 RES / JVEMV6 64#293_nihonkyooto_yamamoto / 『日本教徒』 著者=山本七平,校注=~ / p.61 / w=~,topic=~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2*2 RES / JVEMV6 64#293_nihonkyooto_yamamoto / 『日本教徒』 著者=山本七平,校注=~ / p.61 / w=~,topic=~,publisher=~,other=">
            <text:p>:m 2*2 RES / JVEMV6 64#293_nihonkyooto_yamamoto / 『日本教徒』 著者=山本七平,校注=~ / p.61 / w=~,topic=~,publisher=~,other=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0" office:value-type="string">
            <text:p>2023-06-22_16-52-22_000.jpg</text:p>
          </table:table-cell>
          <table:table-cell table:style-name="ce26" office:value-type="string">
            <text:p>:m 2*2 RES / JVEMV6 64#301_seidenki_teii / 『静電気のＡＢＣ』 著者=堤井信力[ていいしんりき],校注=~ / p.16 / w=,topic=~,publisher=~,other=calc+:電子ボルト：電子の速度。最終の。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 office:value-type="string">
            <text:p>2023-06-21_21-06-0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string">
            <text:p>2023-06-22_13-22-2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4">
            <text:p>4</text:p>
          </table:table-cell>
          <table:table-cell table:style-name="ce17" office:value-type="string">
            <text:p>2023-06-21_23-46-05_000.jpg</text:p>
          </table:table-cell>
          <table:table-cell table:style-name="ce26" office:value-type="string">
            <text:p>:PHOTO 記録しておきたいもの / location:photo=自室, location:target=尿。風呂場で入れたもの。ペットボトル内。量を記録。 / subject=~ / cont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しておきたいもの / location:photo=自室, location:target=尿。風呂場で入れたもの。ペットボトル内。量を記録。 / subject=~ / content=~,other=~">
            <text:p>:PHOTO 記録しておきたいもの / location:photo=自室, location:target=尿。風呂場で入れたもの。ペットボトル内。量を記録。 / subject=~ / content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string">
            <text:p>2023-06-22_09-21-1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8" office:value-type="string">
            <text:p>2023-06-21_18-37-05_000.mp4</text:p>
          </table:table-cell>
          <table:table-cell table:style-name="ce26" office:value-type="string">
            <text:p>:VIDEO / @自室 / 記録 / jap.flute / 演奏、play / R=1 / genre=melody,for=good-sounds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1 / genre=melody,for=good-sounds,file-piece-id=~,memo=~,session=hour-18,recording-id=~,other=~ / follow+">
            <text:p>:VIDEO / @自室 / 記録 / jap.flute / 演奏、play / R=1 / genre=melody,for=good-sounds,file-piece-id=~,memo=~,session=hour-18,recording-id=~,other=~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8" office:value-type="string">
            <text:p>2023-06-21_21-06-00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2">2023/06/22</text:date>, <text:time>19:0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2T19:06:10.23</dc:date>
    <dc:creator>岩淵 謙</dc:creator>
    <meta:editing-duration>P57DT8H26M52S</meta:editing-duration>
    <meta:editing-cycles>18899</meta:editing-cycles>
    <meta:document-statistic meta:table-count="2" meta:cell-count="924" meta:object-count="0"/>
    <meta:user-defined meta:name="qrichtext">1</meta:user-defined>
  </office:meta>
</office:document-meta>
</file>